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 LGC" svg:font-family="'Inconsolata LGC', 'DejaVu Sans Mono', monospace"/>
    <style:font-face style:name="Inconsolata" svg:font-family="Inconsolata, 'Lucida Console', Monaco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/>
    </style:style>
    <style:style style:name="P2" style:family="paragraph" style:parent-style-name="Text_20_body">
      <style:paragraph-properties fo:margin-top="0in" fo:margin-bottom="0in" loext:contextual-spacing="false" fo:line-height="100%"/>
      <style:text-properties officeooo:paragraph-rsid="0014847e"/>
    </style:style>
    <style:style style:name="P3" style:family="paragraph" style:parent-style-name="Text_20_body">
      <style:paragraph-properties fo:margin-top="0in" fo:margin-bottom="0in" loext:contextual-spacing="false" fo:line-height="100%"/>
      <style:text-properties officeooo:paragraph-rsid="0014a055"/>
    </style:style>
    <style:style style:name="P4" style:family="paragraph" style:parent-style-name="Text_20_body">
      <style:paragraph-properties fo:margin-top="0in" fo:margin-bottom="0in" loext:contextual-spacing="false" fo:line-height="100%"/>
      <style:text-properties fo:font-weight="bold" style:font-weight-asian="bold" style:font-weight-complex="bold"/>
    </style:style>
    <style:style style:name="P5" style:family="paragraph" style:parent-style-name="Text_20_body">
      <style:paragraph-properties fo:margin-top="0in" fo:margin-bottom="0in" loext:contextual-spacing="false" fo:line-height="100%"/>
      <style:text-properties fo:color="#000000" fo:font-weight="bold" officeooo:rsid="0014847e" officeooo:paragraph-rsid="0014847e" style:font-weight-asian="bold" style:font-weight-complex="bold"/>
    </style:style>
    <style:style style:name="P6" style:family="paragraph" style:parent-style-name="Text_20_body">
      <style:paragraph-properties fo:margin-top="0in" fo:margin-bottom="0in" loext:contextual-spacing="false" fo:line-height="100%"/>
      <style:text-properties fo:color="#000000" fo:font-weight="bold" officeooo:rsid="0015def7" officeooo:paragraph-rsid="0015def7" style:font-weight-asian="bold" style:font-weight-complex="bold"/>
    </style:style>
    <style:style style:name="P7" style:family="paragraph" style:parent-style-name="Text_20_body">
      <style:paragraph-properties fo:margin-top="0in" fo:margin-bottom="0in" loext:contextual-spacing="false" fo:line-height="100%"/>
      <style:text-properties fo:color="#000000" fo:font-weight="bold" officeooo:rsid="0014a055" officeooo:paragraph-rsid="0014a055" style:font-weight-asian="bold" style:font-weight-complex="bold"/>
    </style:style>
    <style:style style:name="P8" style:family="paragraph" style:parent-style-name="Text_20_body">
      <style:paragraph-properties fo:margin-top="0in" fo:margin-bottom="0in" loext:contextual-spacing="false" fo:line-height="100%"/>
      <style:text-properties fo:color="#000000" fo:font-weight="bold" officeooo:rsid="0017b96d" officeooo:paragraph-rsid="0017b96d" style:font-weight-asian="bold" style:font-weight-complex="bold"/>
    </style:style>
    <style:style style:name="P9" style:family="paragraph" style:parent-style-name="Text_20_body">
      <style:paragraph-properties fo:margin-top="0in" fo:margin-bottom="0in" loext:contextual-spacing="false" fo:line-height="100%"/>
      <style:text-properties fo:color="#000000" officeooo:rsid="0015def7" officeooo:paragraph-rsid="0015def7"/>
    </style:style>
    <style:style style:name="P10" style:family="paragraph" style:parent-style-name="Text_20_body">
      <style:paragraph-properties fo:margin-top="0in" fo:margin-bottom="0in" loext:contextual-spacing="false" fo:line-height="100%"/>
      <style:text-properties fo:color="#000000" style:font-name="Inconsolata LGC" fo:font-style="normal" fo:font-weight="bold" officeooo:rsid="00164b93" officeooo:paragraph-rsid="00164b93" style:font-weight-asian="bold" style:font-weight-complex="bold"/>
    </style:style>
    <style:style style:name="P11" style:family="paragraph" style:parent-style-name="Text_20_body">
      <style:paragraph-properties fo:margin-top="0in" fo:margin-bottom="0in" loext:contextual-spacing="false" fo:line-height="100%"/>
      <style:text-properties fo:color="#000000" style:font-name="Inconsolata LGC" fo:font-style="normal" fo:font-weight="bold" officeooo:rsid="0017b96d" officeooo:paragraph-rsid="0017b96d" style:font-weight-asian="bold" style:font-weight-complex="bold"/>
    </style:style>
    <style:style style:name="P12" style:family="paragraph" style:parent-style-name="Text_20_body">
      <style:paragraph-properties fo:margin-top="0in" fo:margin-bottom="0in" loext:contextual-spacing="false" fo:line-height="100%"/>
      <style:text-properties fo:font-size="14pt" style:text-underline-style="solid" style:text-underline-width="auto" style:text-underline-color="font-color" style:font-size-asian="14pt" style:font-size-complex="14pt"/>
    </style:style>
    <style:style style:name="P13" style:family="paragraph" style:parent-style-name="Text_20_body">
      <style:paragraph-properties fo:margin-top="0in" fo:margin-bottom="0in" loext:contextual-spacing="false" fo:line-height="100%"/>
      <style:text-properties fo:font-size="14pt" style:text-underline-style="solid" style:text-underline-width="auto" style:text-underline-color="font-color" officeooo:rsid="001a5df0" officeooo:paragraph-rsid="001a5df0" style:font-size-asian="14pt" style:font-size-complex="14pt"/>
    </style:style>
    <style:style style:name="P14" style:family="paragraph" style:parent-style-name="Text_20_body">
      <style:paragraph-properties fo:margin-top="0in" fo:margin-bottom="0in" loext:contextual-spacing="false" fo:line-height="100%"/>
      <style:text-properties fo:font-size="14pt" style:text-underline-style="solid" style:text-underline-width="auto" style:text-underline-color="font-color" officeooo:rsid="001e5edc" officeooo:paragraph-rsid="001e5edc" style:font-size-asian="14pt" style:font-size-complex="14pt"/>
    </style:style>
    <style:style style:name="P15" style:family="paragraph" style:parent-style-name="Text_20_body">
      <style:paragraph-properties fo:margin-top="0in" fo:margin-bottom="0in" loext:contextual-spacing="false" fo:line-height="100%"/>
      <style:text-properties fo:font-size="14pt" style:text-underline-style="solid" style:text-underline-width="auto" style:text-underline-color="font-color" officeooo:rsid="001e5edc" officeooo:paragraph-rsid="002752ed" style:font-size-asian="14pt" style:font-size-complex="14pt"/>
    </style:style>
    <style:style style:name="P16" style:family="paragraph" style:parent-style-name="Text_20_body">
      <style:paragraph-properties fo:margin-top="0in" fo:margin-bottom="0in" loext:contextual-spacing="false" fo:line-height="100%" fo:orphans="2" fo:widows="2"/>
      <style:text-properties fo:font-size="14pt" style:text-underline-style="solid" style:text-underline-width="auto" style:text-underline-color="font-color" officeooo:rsid="001e5edc" officeooo:paragraph-rsid="002dd10f" style:font-size-asian="14pt" style:font-size-complex="14pt"/>
    </style:style>
    <style:style style:name="P17" style:family="paragraph" style:parent-style-name="Text_20_body">
      <style:paragraph-properties fo:margin-top="0in" fo:margin-bottom="0in" loext:contextual-spacing="false" fo:line-height="100%"/>
      <style:text-properties fo:color="#989898" officeooo:rsid="0014847e" officeooo:paragraph-rsid="0014847e"/>
    </style:style>
    <style:style style:name="P18" style:family="paragraph" style:parent-style-name="Text_20_body">
      <style:paragraph-properties fo:margin-top="0in" fo:margin-bottom="0in" loext:contextual-spacing="false" fo:line-height="100%"/>
      <style:text-properties fo:color="#989898"/>
    </style:style>
    <style:style style:name="P19" style:family="paragraph" style:parent-style-name="Text_20_body">
      <style:paragraph-properties fo:margin-top="0in" fo:margin-bottom="0in" loext:contextual-spacing="false" fo:line-height="100%"/>
      <style:text-properties fo:color="#989898" officeooo:rsid="0015def7" officeooo:paragraph-rsid="0015def7"/>
    </style:style>
    <style:style style:name="P20" style:family="paragraph" style:parent-style-name="Text_20_body">
      <style:paragraph-properties fo:margin-top="0in" fo:margin-bottom="0in" loext:contextual-spacing="false" fo:line-height="100%"/>
      <style:text-properties fo:color="#989898" style:font-name="Inconsolata LGC" fo:font-style="normal" fo:font-weight="normal"/>
    </style:style>
    <style:style style:name="P21" style:family="paragraph" style:parent-style-name="Text_20_body">
      <style:paragraph-properties fo:margin-top="0in" fo:margin-bottom="0in" loext:contextual-spacing="false" fo:line-height="100%"/>
      <style:text-properties officeooo:rsid="001a5df0" officeooo:paragraph-rsid="001cb8e5"/>
    </style:style>
    <style:style style:name="P22" style:family="paragraph" style:parent-style-name="Text_20_body">
      <style:paragraph-properties fo:margin-top="0in" fo:margin-bottom="0in" loext:contextual-spacing="false" fo:line-height="100%"/>
      <style:text-properties officeooo:rsid="001f55c9" officeooo:paragraph-rsid="001f55c9"/>
    </style:style>
    <style:style style:name="P23" style:family="paragraph" style:parent-style-name="Text_20_body">
      <style:paragraph-properties fo:margin-top="0in" fo:margin-bottom="0in" loext:contextual-spacing="false" fo:line-height="100%"/>
      <style:text-properties officeooo:rsid="001f55c9" officeooo:paragraph-rsid="00204e2e"/>
    </style:style>
    <style:style style:name="P24" style:family="paragraph" style:parent-style-name="Text_20_body">
      <style:paragraph-properties fo:margin-top="0in" fo:margin-bottom="0in" loext:contextual-spacing="false" fo:line-height="100%"/>
      <style:text-properties officeooo:rsid="00204e2e" officeooo:paragraph-rsid="00204e2e"/>
    </style:style>
    <style:style style:name="P25" style:family="paragraph" style:parent-style-name="Text_20_body">
      <style:paragraph-properties fo:margin-top="0in" fo:margin-bottom="0in" loext:contextual-spacing="false" fo:line-height="100%"/>
      <style:text-properties fo:font-size="12pt" style:text-underline-style="none" officeooo:rsid="002eeac0" officeooo:paragraph-rsid="002eeac0" style:font-size-asian="10.5pt" style:font-size-complex="12pt"/>
    </style:style>
    <style:style style:name="P26" style:family="paragraph" style:parent-style-name="Text_20_body">
      <style:paragraph-properties fo:margin-top="0in" fo:margin-bottom="0in" loext:contextual-spacing="false" fo:line-height="100%"/>
      <style:text-properties fo:font-size="12pt" style:text-underline-style="none" officeooo:rsid="002fd319" officeooo:paragraph-rsid="002fd319" style:font-size-asian="10.5pt" style:font-size-complex="12pt"/>
    </style:style>
    <style:style style:name="P27" style:family="paragraph" style:parent-style-name="Text_20_body">
      <style:paragraph-properties fo:margin-top="0in" fo:margin-bottom="0in" loext:contextual-spacing="false" fo:line-height="100%"/>
      <style:text-properties fo:font-size="12pt" style:text-underline-style="none" officeooo:rsid="0031cdf7" officeooo:paragraph-rsid="0031cdf7" style:font-size-asian="10.5pt" style:font-size-complex="12pt"/>
    </style:style>
    <style:style style:name="P28" style:family="paragraph" style:parent-style-name="Text_20_body">
      <style:paragraph-properties fo:margin-top="0in" fo:margin-bottom="0in" loext:contextual-spacing="false" fo:line-height="100%"/>
      <style:text-properties fo:font-size="12pt" style:text-underline-style="none" officeooo:rsid="0031d0e4" officeooo:paragraph-rsid="0031d0e4" style:font-size-asian="10.5pt" style:font-size-complex="12pt"/>
    </style:style>
    <style:style style:name="P29" style:family="paragraph" style:parent-style-name="Text_20_body">
      <style:paragraph-properties fo:margin-top="0in" fo:margin-bottom="0in" loext:contextual-spacing="false" fo:line-height="100%"/>
      <style:text-properties fo:font-size="12pt" style:text-underline-style="none" officeooo:rsid="0034a600" officeooo:paragraph-rsid="0034a600" style:font-size-asian="10.5pt" style:font-size-complex="12pt"/>
    </style:style>
    <style:style style:name="P30" style:family="paragraph" style:parent-style-name="Text_20_body">
      <style:paragraph-properties fo:margin-top="0in" fo:margin-bottom="0in" loext:contextual-spacing="false" fo:line-height="100%"/>
      <style:text-properties fo:font-size="12pt" style:text-underline-style="none" officeooo:rsid="0034a600" officeooo:paragraph-rsid="0037907f" style:font-size-asian="10.5pt" style:font-size-complex="12pt"/>
    </style:style>
    <style:style style:name="P31" style:family="paragraph" style:parent-style-name="Text_20_body">
      <style:paragraph-properties fo:margin-top="0in" fo:margin-bottom="0in" loext:contextual-spacing="false" fo:line-height="100%"/>
      <style:text-properties fo:font-size="12pt" style:text-underline-style="none" officeooo:rsid="00352565" officeooo:paragraph-rsid="00352565" style:font-size-asian="10.5pt" style:font-size-complex="12pt"/>
    </style:style>
    <style:style style:name="P32" style:family="paragraph" style:parent-style-name="Text_20_body">
      <style:paragraph-properties fo:margin-top="0in" fo:margin-bottom="0in" loext:contextual-spacing="false" fo:line-height="100%"/>
      <style:text-properties fo:font-size="12pt" style:text-underline-style="none" officeooo:rsid="0037907f" officeooo:paragraph-rsid="0037907f" style:font-size-asian="10.5pt" style:font-size-complex="12pt"/>
    </style:style>
    <style:style style:name="P33" style:family="paragraph" style:parent-style-name="Text_20_body">
      <style:paragraph-properties fo:margin-top="0in" fo:margin-bottom="0in" loext:contextual-spacing="false" fo:line-height="100%"/>
      <style:text-properties fo:font-size="12pt" style:text-underline-style="none" officeooo:rsid="003a17ff" officeooo:paragraph-rsid="003a17ff" style:font-size-asian="10.5pt" style:font-size-complex="12pt"/>
    </style:style>
    <style:style style:name="P34" style:family="paragraph" style:parent-style-name="Text_20_body">
      <style:paragraph-properties fo:margin-top="0in" fo:margin-bottom="0in" loext:contextual-spacing="false" fo:line-height="100%"/>
      <style:text-properties fo:font-size="12pt" style:text-underline-style="none" officeooo:rsid="003ac055" officeooo:paragraph-rsid="0037907f" style:font-size-asian="10.5pt" style:font-size-complex="12pt"/>
    </style:style>
    <style:style style:name="P35" style:family="paragraph" style:parent-style-name="Text_20_body">
      <style:paragraph-properties fo:margin-top="0in" fo:margin-bottom="0in" loext:contextual-spacing="false" fo:line-height="100%"/>
      <style:text-properties fo:font-size="12pt" style:text-underline-style="solid" style:text-underline-width="auto" style:text-underline-color="font-color" officeooo:rsid="0034a600" officeooo:paragraph-rsid="0034a600" style:font-size-asian="10.5pt" style:font-size-complex="12pt"/>
    </style:style>
    <style:style style:name="P36" style:family="paragraph" style:parent-style-name="Text_20_body">
      <style:paragraph-properties fo:margin-top="0in" fo:margin-bottom="0in" loext:contextual-spacing="false" fo:line-height="100%"/>
      <style:text-properties fo:font-size="12pt" style:text-underline-style="solid" style:text-underline-width="auto" style:text-underline-color="font-color" officeooo:rsid="00352565" officeooo:paragraph-rsid="00352565" style:font-size-asian="10.5pt" style:font-size-complex="12pt"/>
    </style:style>
    <style:style style:name="P37" style:family="paragraph" style:parent-style-name="Text_20_body">
      <style:paragraph-properties fo:margin-top="0in" fo:margin-bottom="0in" loext:contextual-spacing="false" fo:line-height="100%"/>
      <style:text-properties officeooo:rsid="002af7e8" officeooo:paragraph-rsid="002af7e8"/>
    </style:style>
    <style:style style:name="P38" style:family="paragraph" style:parent-style-name="Text_20_body">
      <style:paragraph-properties fo:margin-top="0in" fo:margin-bottom="0in" loext:contextual-spacing="false" fo:line-height="100%"/>
      <style:text-properties officeooo:rsid="001cb8e5" officeooo:paragraph-rsid="001cb8e5"/>
    </style:style>
    <style:style style:name="P39" style:family="paragraph" style:parent-style-name="Preformatted_20_Text">
      <style:paragraph-properties fo:margin-top="0in" fo:margin-bottom="0in" loext:contextual-spacing="false" fo:line-height="100%"/>
      <style:text-properties fo:font-variant="normal" fo:text-transform="none" fo:color="#383838" style:font-name="Inconsolata LGC" fo:font-size="14pt" fo:letter-spacing="normal" fo:font-style="normal" style:text-underline-style="solid" style:text-underline-width="auto" style:text-underline-color="font-color" fo:font-weight="normal" officeooo:rsid="001e5edc" officeooo:paragraph-rsid="002752ed" style:font-size-asian="14pt" style:font-size-complex="14pt"/>
    </style:style>
    <style:style style:name="P40" style:family="paragraph" style:parent-style-name="Preformatted_20_Text">
      <style:paragraph-properties fo:margin-top="0in" fo:margin-bottom="0in" loext:contextual-spacing="false" fo:line-height="100%"/>
      <style:text-properties fo:font-variant="normal" fo:text-transform="none" fo:color="#383838" style:font-name="Inconsolata LGC" fo:font-size="12pt" fo:letter-spacing="normal" fo:font-style="normal" style:text-underline-style="none" fo:font-weight="normal" officeooo:rsid="0034a600" officeooo:paragraph-rsid="0034a600" style:font-size-asian="10.5pt" style:font-size-complex="12pt"/>
    </style:style>
    <style:style style:name="P41" style:family="paragraph" style:parent-style-name="Preformatted_20_Text">
      <style:paragraph-properties fo:margin-top="0in" fo:margin-bottom="0in" loext:contextual-spacing="false" fo:line-height="100%"/>
      <style:text-properties fo:font-variant="normal" fo:text-transform="none" fo:color="#383838" style:font-name="Inconsolata LGC" fo:font-size="12pt" fo:letter-spacing="normal" fo:font-style="normal" style:text-underline-style="none" fo:font-weight="normal" officeooo:rsid="0031d0e4" officeooo:paragraph-rsid="0031d0e4" style:font-size-asian="10.5pt" style:font-size-complex="12pt"/>
    </style:style>
    <style:style style:name="P42" style:family="paragraph" style:parent-style-name="Preformatted_20_Text">
      <style:paragraph-properties fo:margin-top="0in" fo:margin-bottom="0.1965in" loext:contextual-spacing="false" style:line-height-at-least="0.3228in" fo:orphans="2" fo:widows="2"/>
      <style:text-properties fo:font-variant="normal" fo:text-transform="none" fo:color="#383838" fo:letter-spacing="normal"/>
    </style:style>
    <style:style style:name="P43" style:family="paragraph" style:parent-style-name="Preformatted_20_Text">
      <style:paragraph-properties fo:margin-top="0in" fo:margin-bottom="0.1965in" loext:contextual-spacing="false" style:line-height-at-least="0.3228in" fo:orphans="2" fo:widows="2"/>
      <style:text-properties fo:font-variant="normal" fo:text-transform="none" fo:color="#383838" style:font-name="Liberation Sans1" fo:font-size="12pt" fo:letter-spacing="normal" officeooo:rsid="002a72a3" officeooo:paragraph-rsid="002a72a3" style:font-size-asian="10.5pt" style:font-size-complex="12pt"/>
    </style:style>
    <style:style style:name="P44" style:family="paragraph" style:parent-style-name="Preformatted_20_Text">
      <style:paragraph-properties fo:margin-top="0in" fo:margin-bottom="0.1965in" loext:contextual-spacing="false" style:line-height-at-least="0.3228in" fo:orphans="2" fo:widows="2"/>
      <style:text-properties fo:font-variant="normal" fo:text-transform="none" fo:color="#383838" style:font-name="Inconsolata LGC" fo:letter-spacing="normal" fo:font-style="normal" fo:font-weight="normal"/>
    </style:style>
    <style:style style:name="P45" style:family="paragraph" style:parent-style-name="Preformatted_20_Text">
      <style:paragraph-properties fo:margin-top="0in" fo:margin-bottom="0.1965in" loext:contextual-spacing="false" style:line-height-at-least="0.3228in" fo:orphans="2" fo:widows="2"/>
    </style:style>
    <style:style style:name="P46" style:family="paragraph" style:parent-style-name="Preformatted_20_Text">
      <style:paragraph-properties style:line-height-at-least="0.3228in" fo:orphans="2" fo:widows="2"/>
      <style:text-properties fo:font-variant="normal" fo:text-transform="none" fo:color="#383838" fo:letter-spacing="normal"/>
    </style:style>
    <style:style style:name="P47" style:family="paragraph" style:parent-style-name="Preformatted_20_Text">
      <style:paragraph-properties style:line-height-at-least="0.3228in" fo:orphans="2" fo:widows="2"/>
      <style:text-properties fo:font-variant="normal" fo:text-transform="none" fo:color="#383838" style:font-name="Inconsolata LGC" fo:letter-spacing="normal" fo:font-style="normal" fo:font-weight="normal"/>
    </style:style>
    <style:style style:name="P48" style:family="paragraph" style:parent-style-name="Preformatted_20_Text">
      <style:paragraph-properties style:line-height-at-least="0.3228in" fo:orphans="2" fo:widows="2"/>
      <style:text-properties fo:font-variant="normal" fo:text-transform="none" fo:color="#606060" fo:letter-spacing="normal"/>
    </style:style>
    <style:style style:name="P49" style:family="paragraph" style:parent-style-name="Text_20_body">
      <style:paragraph-properties fo:margin-top="0in" fo:margin-bottom="0in" loext:contextual-spacing="false" fo:line-height="100%" fo:orphans="2" fo:widows="2"/>
      <style:text-properties fo:font-variant="normal" fo:text-transform="none" fo:color="#989898" style:font-name="Inconsolata LGC" fo:font-size="12pt" fo:letter-spacing="normal" fo:font-style="normal" style:text-underline-style="none" fo:font-weight="normal" officeooo:rsid="0036cf8e" officeooo:paragraph-rsid="0037907f" style:font-size-asian="10.5pt" style:font-size-complex="12pt"/>
    </style:style>
    <style:style style:name="P50" style:family="paragraph" style:parent-style-name="Preformatted_20_Text">
      <style:paragraph-properties fo:margin-top="0in" fo:margin-bottom="0.1965in" loext:contextual-spacing="false" style:line-height-at-least="0.3228in" fo:orphans="2" fo:widows="2"/>
      <style:text-properties fo:font-variant="normal" fo:text-transform="none" fo:color="#989898" style:font-name="Inconsolata LGC" fo:letter-spacing="normal" fo:font-style="normal" fo:font-weight="normal" officeooo:rsid="0036cf8e"/>
    </style:style>
    <style:style style:name="T1" style:family="text">
      <style:text-properties fo:color="#989898"/>
    </style:style>
    <style:style style:name="T2" style:family="text">
      <style:text-properties fo:color="#989898" style:font-name="Inconsolata LGC" fo:font-style="normal" fo:font-weight="normal"/>
    </style:style>
    <style:style style:name="T3" style:family="text">
      <style:text-properties fo:color="#989898" officeooo:rsid="0036cf8e"/>
    </style:style>
    <style:style style:name="T4" style:family="text">
      <style:text-properties fo:color="#989898" officeooo:rsid="003a17ff"/>
    </style:style>
    <style:style style:name="T5" style:family="text">
      <style:text-properties fo:color="#989898" officeooo:rsid="003ac055"/>
    </style:style>
    <style:style style:name="T6" style:family="text">
      <style:text-properties fo:color="#989898" officeooo:rsid="003c1ec2"/>
    </style:style>
    <style:style style:name="T7" style:family="text">
      <style:text-properties fo:color="#909020"/>
    </style:style>
    <style:style style:name="T8" style:family="text">
      <style:text-properties fo:color="#909020" style:font-name="Inconsolata LGC" fo:font-style="normal" fo:font-weight="normal"/>
    </style:style>
    <style:style style:name="T9" style:family="text">
      <style:text-properties fo:color="#606060"/>
    </style:style>
    <style:style style:name="T10" style:family="text">
      <style:text-properties fo:color="#606060" style:font-name="Inconsolata LGC" fo:font-style="normal" fo:font-weight="normal"/>
    </style:style>
    <style:style style:name="T11" style:family="text">
      <style:text-properties fo:color="#606060" officeooo:rsid="0036cf8e"/>
    </style:style>
    <style:style style:name="T12" style:family="text">
      <style:text-properties fo:color="#509040"/>
    </style:style>
    <style:style style:name="T13" style:family="text">
      <style:text-properties fo:color="#509040" style:font-name="Inconsolata LGC" fo:font-style="normal" fo:font-weight="normal"/>
    </style:style>
    <style:style style:name="T14" style:family="text">
      <style:text-properties fo:color="#509040" officeooo:rsid="0036cf8e"/>
    </style:style>
    <style:style style:name="T15" style:family="text">
      <style:text-properties fo:color="#4070a0"/>
    </style:style>
    <style:style style:name="T16" style:family="text">
      <style:text-properties fo:color="#4070a0" style:font-name="Inconsolata LGC" fo:font-style="normal" fo:font-weight="normal"/>
    </style:style>
    <style:style style:name="T17" style:family="text">
      <style:text-properties fo:color="#4070a0" officeooo:rsid="0036cf8e"/>
    </style:style>
    <style:style style:name="T18" style:family="text">
      <style:text-properties style:font-name="Inconsolata LGC" fo:font-style="normal" fo:font-weight="normal"/>
    </style:style>
    <style:style style:name="T19" style:family="text">
      <style:text-properties officeooo:rsid="001cb8e5"/>
    </style:style>
    <style:style style:name="T20" style:family="text">
      <style:text-properties officeooo:rsid="00241169"/>
    </style:style>
    <style:style style:name="T21" style:family="text">
      <style:text-properties officeooo:rsid="002752ed"/>
    </style:style>
    <style:style style:name="T22" style:family="text">
      <style:text-properties fo:font-variant="normal" fo:text-transform="none" fo:color="#333333" style:font-name="Inconsolata" fo:font-size="14pt" fo:letter-spacing="normal" fo:font-style="normal" style:text-underline-style="solid" style:text-underline-width="auto" style:text-underline-color="font-color" fo:font-weight="normal" officeooo:rsid="001e5edc" style:font-size-asian="14pt" style:font-size-complex="14pt" loext:padding="0in" loext:border="none"/>
    </style:style>
    <style:style style:name="T23" style:family="text">
      <style:text-properties fo:font-variant="normal" fo:text-transform="none" fo:color="#333333" style:font-name="Inconsolata" fo:letter-spacing="normal" fo:font-style="normal" fo:font-weight="normal" officeooo:rsid="002dd10f" loext:padding="0in" loext:border="none"/>
    </style:style>
    <style:style style:name="T24" style:family="text">
      <style:text-properties fo:font-variant="normal" fo:text-transform="none" fo:color="#606060" fo:letter-spacing="normal"/>
    </style:style>
    <style:style style:name="T25" style:family="text">
      <style:text-properties fo:font-variant="normal" fo:text-transform="none" fo:color="#606060" style:font-name="Inconsolata LGC" fo:letter-spacing="normal" fo:font-style="normal" fo:font-weight="normal"/>
    </style:style>
    <style:style style:name="T26" style:family="text">
      <style:text-properties fo:font-variant="normal" fo:text-transform="none" fo:color="#989898" style:font-name="Inconsolata LGC" fo:letter-spacing="normal" fo:font-style="normal" fo:font-weight="normal"/>
    </style:style>
    <style:style style:name="T27" style:family="text">
      <style:text-properties fo:font-variant="normal" fo:text-transform="none" fo:color="#909020" style:font-name="Inconsolata LGC" fo:letter-spacing="normal" fo:font-style="normal" fo:font-weight="normal"/>
    </style:style>
    <style:style style:name="T28" style:family="text">
      <style:text-properties officeooo:rsid="0031cdf7"/>
    </style:style>
    <style:style style:name="T29" style:family="text">
      <style:text-properties officeooo:rsid="00320adc"/>
    </style:style>
    <style:style style:name="T30" style:family="text">
      <style:text-properties officeooo:rsid="0037907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Excercise 1.1</text:p>
      <text:p text:style-name="P1">10</text:p>
      <text:p text:style-name="P4">10</text:p>
      <text:p text:style-name="P1"/>
      <text:p text:style-name="P1"><text:span text:style-name="T1">(</text:span><text:span text:style-name="T7">+</text:span><text:span text:style-name="T9"> </text:span><text:span text:style-name="T12">5</text:span><text:span text:style-name="T9"> </text:span><text:span text:style-name="T12">3</text:span><text:span text:style-name="T9"> </text:span><text:span text:style-name="T12">4</text:span><text:span text:style-name="T1">)</text:span></text:p>
      <text:p text:style-name="P4">8</text:p>
      <text:p text:style-name="P1"/>
      <text:p text:style-name="P2"><text:span text:style-name="T1">(</text:span><text:span text:style-name="T7">-</text:span><text:span text:style-name="T9"> </text:span><text:span text:style-name="T12">9</text:span><text:span text:style-name="T9"> </text:span><text:span text:style-name="T12">1</text:span><text:span text:style-name="T1">)</text:span></text:p>
      <text:p text:style-name="P5">-8</text:p>
      <text:p text:style-name="P17"/>
      <text:p text:style-name="P1"><text:span text:style-name="T1">(</text:span><text:span text:style-name="T7">/</text:span><text:span text:style-name="T9"> </text:span><text:span text:style-name="T12">6</text:span><text:span text:style-name="T9"> </text:span><text:span text:style-name="T12">2</text:span><text:span text:style-name="T1">)</text:span></text:p>
      <text:p text:style-name="P5">3</text:p>
      <text:p text:style-name="P17"/>
      <text:p text:style-name="P1"><text:span text:style-name="T1">(</text:span><text:span text:style-name="T7">+</text:span><text:span text:style-name="T9"> </text:span><text:span text:style-name="T1">(</text:span><text:span text:style-name="T7">*</text:span><text:span text:style-name="T9"> </text:span><text:span text:style-name="T12">2</text:span><text:span text:style-name="T9"> </text:span><text:span text:style-name="T12">4</text:span><text:span text:style-name="T1">)</text:span><text:span text:style-name="T9"> </text:span><text:span text:style-name="T1">(</text:span><text:span text:style-name="T7">-</text:span><text:span text:style-name="T9"> </text:span><text:span text:style-name="T12">4</text:span><text:span text:style-name="T9"> </text:span><text:span text:style-name="T12">6</text:span><text:span text:style-name="T1">))</text:span></text:p>
      <text:p text:style-name="P7">6</text:p>
      <text:p text:style-name="P18"/>
      <text:p text:style-name="P1"><text:span text:style-name="T1">(</text:span><text:span text:style-name="T15">define</text:span><text:span text:style-name="T9"> a </text:span><text:span text:style-name="T12">3</text:span><text:span text:style-name="T1">)</text:span></text:p>
      <text:p text:style-name="P3"><text:span text:style-name="T1">(</text:span><text:span text:style-name="T15">define</text:span><text:span text:style-name="T9"> b </text:span><text:span text:style-name="T1">(</text:span><text:span text:style-name="T7">+</text:span><text:span text:style-name="T9"> a </text:span><text:span text:style-name="T12">1</text:span><text:span text:style-name="T1">))</text:span></text:p>
      <text:p text:style-name="P9">b = 4</text:p>
      <text:p text:style-name="P19"/>
      <text:p text:style-name="P1"><text:span text:style-name="T1">(</text:span><text:span text:style-name="T7">+</text:span><text:span text:style-name="T9"> a b </text:span><text:span text:style-name="T1">(</text:span><text:span text:style-name="T7">*</text:span><text:span text:style-name="T9"> a b</text:span><text:span text:style-name="T1">))</text:span></text:p>
      <text:p text:style-name="P6">19</text:p>
      <text:p text:style-name="P18"/>
      <text:p text:style-name="P1"><text:span text:style-name="T1">(</text:span><text:span text:style-name="T7">=</text:span><text:span text:style-name="T9"> a b</text:span><text:span text:style-name="T1">)</text:span></text:p>
      <text:p text:style-name="P6">false</text:p>
      <text:p text:style-name="P19"/>
      <text:p text:style-name="P1"><text:span text:style-name="T1">(</text:span><text:span text:style-name="T15">if</text:span><text:span text:style-name="T9"> </text:span><text:span text:style-name="T1">(</text:span><text:span text:style-name="T15">and</text:span><text:span text:style-name="T9"> </text:span><text:span text:style-name="T1">(</text:span><text:span text:style-name="T7">&gt;</text:span><text:span text:style-name="T9"> b a</text:span><text:span text:style-name="T1">)</text:span><text:span text:style-name="T9"> </text:span><text:span text:style-name="T1">(</text:span><text:span text:style-name="T7">&lt;</text:span><text:span text:style-name="T9"> b </text:span><text:span text:style-name="T1">(</text:span><text:span text:style-name="T7">*</text:span><text:span text:style-name="T9"> a b</text:span><text:span text:style-name="T1">)))</text:span></text:p>
      <text:p text:style-name="P1"><text:s text:c="4"/><text:span text:style-name="T18">b</text:span></text:p>
      <text:p text:style-name="P1"><text:span text:style-name="T9"><text:s text:c="4"/></text:span><text:span text:style-name="T10">a</text:span><text:span text:style-name="T2">)</text:span></text:p>
      <text:p text:style-name="P10">4</text:p>
      <text:p text:style-name="P20"/>
      <text:p text:style-name="P1"><text:span text:style-name="T1">(</text:span><text:span text:style-name="T15">cond</text:span><text:span text:style-name="T9"> </text:span><text:span text:style-name="T1">((</text:span><text:span text:style-name="T7">=</text:span><text:span text:style-name="T9"> a </text:span><text:span text:style-name="T12">4</text:span><text:span text:style-name="T1">)</text:span><text:span text:style-name="T9"> </text:span><text:span text:style-name="T12">6</text:span><text:span text:style-name="T1">)</text:span></text:p>
      <text:p text:style-name="P1"><text:span text:style-name="T9"><text:s text:c="6"/></text:span><text:span text:style-name="T2">((</text:span><text:span text:style-name="T8">=</text:span><text:span text:style-name="T10"> b </text:span><text:span text:style-name="T13">4</text:span><text:span text:style-name="T2">)</text:span><text:span text:style-name="T10"> </text:span><text:span text:style-name="T2">(</text:span><text:span text:style-name="T8">+</text:span><text:span text:style-name="T10"> </text:span><text:span text:style-name="T13">6</text:span><text:span text:style-name="T10"> </text:span><text:span text:style-name="T13">7</text:span><text:span text:style-name="T10"> a</text:span><text:span text:style-name="T2">))</text:span></text:p>
      <text:p text:style-name="P1"><text:span text:style-name="T9"><text:s text:c="6"/></text:span><text:span text:style-name="T2">(</text:span><text:span text:style-name="T16">else</text:span><text:span text:style-name="T10"> </text:span><text:span text:style-name="T13">25</text:span><text:span text:style-name="T2">))</text:span></text:p>
      <text:p text:style-name="P11">16</text:p>
      <text:p text:style-name="P20"/>
      <text:p text:style-name="P1"><text:span text:style-name="T1">(</text:span><text:span text:style-name="T7">+</text:span><text:span text:style-name="T9"> </text:span><text:span text:style-name="T12">2</text:span><text:span text:style-name="T9"> </text:span><text:span text:style-name="T1">(</text:span><text:span text:style-name="T15">if</text:span><text:span text:style-name="T9"> </text:span><text:span text:style-name="T1">(</text:span><text:span text:style-name="T7">&gt;</text:span><text:span text:style-name="T9"> b a</text:span><text:span text:style-name="T1">)</text:span><text:span text:style-name="T9"> b a</text:span><text:span text:style-name="T1">))</text:span></text:p>
      <text:p text:style-name="P8">6</text:p>
      <text:p text:style-name="P18"/>
      <text:p text:style-name="P1"><text:span text:style-name="T1">(</text:span><text:span text:style-name="T7">*</text:span><text:span text:style-name="T9"> </text:span><text:span text:style-name="T1">(</text:span><text:span text:style-name="T15">cond</text:span><text:span text:style-name="T9"> </text:span><text:span text:style-name="T1">((</text:span><text:span text:style-name="T7">&gt;</text:span><text:span text:style-name="T9"> a b</text:span><text:span text:style-name="T1">)</text:span><text:span text:style-name="T9"> a</text:span><text:span text:style-name="T1">)</text:span></text:p>
      <text:p text:style-name="P1"><text:span text:style-name="T9"><text:s text:c="9"/></text:span><text:span text:style-name="T2">((</text:span><text:span text:style-name="T8">&lt;</text:span><text:span text:style-name="T10"> a b</text:span><text:span text:style-name="T2">)</text:span><text:span text:style-name="T10"> b</text:span><text:span text:style-name="T2">)</text:span></text:p>
      <text:p text:style-name="P1"><text:span text:style-name="T9"><text:s text:c="9"/></text:span><text:span text:style-name="T2">(</text:span><text:span text:style-name="T16">else</text:span><text:span text:style-name="T10"> </text:span><text:span text:style-name="T13">-1</text:span><text:span text:style-name="T2">))</text:span></text:p>
      <text:p text:style-name="P1"><text:span text:style-name="T9"><text:s text:c="3"/></text:span><text:span text:style-name="T2">(</text:span><text:span text:style-name="T8">+</text:span><text:span text:style-name="T10"> a </text:span><text:span text:style-name="T13">1</text:span><text:span text:style-name="T2">))</text:span></text:p>
      <text:p text:style-name="P11">16</text:p>
      <text:p text:style-name="P11"/>
      <text:p text:style-name="P11"/>
      <text:p text:style-name="P11"/>
      <text:p text:style-name="P11"/>
      <text:p text:style-name="P13"><text:soft-page-break/>Excercise 1.2</text:p>
      <text:p text:style-name="P21">(/ <text:s/></text:p>
      <text:p text:style-name="P21">(+5 4 </text:p>
      <text:p text:style-name="P21"><text:tab/>(-2 </text:p>
      <text:p text:style-name="P21"><text:tab/> <text:s text:c="5"/>(- 3 </text:p>
      <text:p text:style-name="P21"><text:tab/><text:tab/>(+ 6 </text:p>
      <text:p text:style-name="P21"><text:tab/><text:tab/>(/ 4 5) ) </text:p>
      <text:p text:style-name="P38"><text:tab/> <text:s text:c="6"/>) </text:p>
      <text:p text:style-name="P38"><text:tab/> <text:s/>)</text:p>
      <text:p text:style-name="P21"><text:span text:style-name="T19"><text:s/>) </text:span><text:s/></text:p>
      <text:p text:style-name="P21">(* <text:span text:style-name="T19">3 (- 6 2) (- 2 7) </text:span>) </text:p>
      <text:p text:style-name="P21">) </text:p>
      <text:p text:style-name="P1"/>
      <text:p text:style-name="P14">Excercise 1.3 </text:p>
      <text:p text:style-name="P22">(define (squares x) (* x x)) </text:p>
      <text:p text:style-name="P22">(define (sum squares x y) (+ (squares x) (squares y) ) )</text:p>
      <text:p text:style-name="P22"/>
      <text:p text:style-name="P24">(define (less than a b) (if (&lt; a b) a b) )</text:p>
      <text:p text:style-name="P24">(define (least x y z) <text:s/>(less than (less than x y) z) ) </text:p>
      <text:p text:style-name="P24"/>
      <text:p text:style-name="P24">(define (not least x y z) (cond ((=(least x y z) x) (y z) ) </text:p>
      <text:p text:style-name="P24"><text:tab/><text:tab/><text:tab/><text:tab/>((=(least x y z) y) (x z) )</text:p>
      <text:p text:style-name="P24"><text:tab/><text:tab/><text:tab/><text:tab/>( else (x y) ) </text:p>
      <text:p text:style-name="P24"><text:tab/><text:tab/><text:tab/> ) </text:p>
      <text:p text:style-name="P24">)</text:p>
      <text:p text:style-name="P24"><text:s text:c="2"/></text:p>
      <text:p text:style-name="P23">(define (largest two sum squares x y z) <text:span text:style-name="T20">(sum squares </text:span>(<text:span text:style-name="T20">not least x y z</text:span>) <text:span text:style-name="T20">)</text:span> )</text:p>
      <text:p text:style-name="P23"/>
      <text:p text:style-name="P37">[MY implementation sucks. Use more recursive strategies of lisp]</text:p>
      <text:p text:style-name="P23"/>
      <text:p text:style-name="P15">Excercise 1.<text:span text:style-name="T21">4</text:span> </text:p>
      <text:p text:style-name="P15"/>
      <text:p text:style-name="P39"><text:span text:style-name="T1">(</text:span><text:span text:style-name="T15">define</text:span><text:span text:style-name="T9"> </text:span><text:span text:style-name="T1">(</text:span><text:span text:style-name="T9">a-plus-abs-b a b</text:span><text:span text:style-name="T1">)</text:span></text:p>
      <text:p text:style-name="P42"><text:span text:style-name="T9"><text:s text:c="2"/></text:span><text:span text:style-name="T2">((</text:span><text:span text:style-name="T16">if</text:span><text:span text:style-name="T10"> </text:span><text:span text:style-name="T2">(</text:span><text:span text:style-name="T8">&gt;</text:span><text:span text:style-name="T10"> b </text:span><text:span text:style-name="T13">0</text:span><text:span text:style-name="T2">)</text:span><text:span text:style-name="T10"> </text:span><text:span text:style-name="T8">+</text:span><text:span text:style-name="T10"> </text:span><text:span text:style-name="T8">-</text:span><text:span text:style-name="T2">)</text:span><text:span text:style-name="T10"> a b</text:span><text:span text:style-name="T2">))</text:span></text:p>
      <text:p text:style-name="P43">If b is positive: a + b </text:p>
      <text:p text:style-name="P43">if b is negative: a – b </text:p>
      <text:p text:style-name="P43">result will be a + |b| </text:p>
      <text:p text:style-name="P43"/>
      <text:p text:style-name="P43"/>
      <text:p text:style-name="P16"><text:soft-page-break/><text:span text:style-name="Source_20_Text"><text:span text:style-name="T22">Excercise 1.</text:span></text:span><text:span text:style-name="Source_20_Text"><text:span text:style-name="T23">5</text:span></text:span></text:p>
      <text:p text:style-name="P25">In normal-order evaluation, the algorithm will not stop as define p is p. </text:p>
      <text:p text:style-name="P25"/>
      <text:p text:style-name="P26">Exercise 1.<text:span text:style-name="T28">6</text:span></text:p>
      <text:p text:style-name="P26">max-lisp-eval-depth</text:p>
      <text:p text:style-name="P26"/>
      <text:p text:style-name="P27">Exercise 1.7</text:p>
      <text:p text:style-name="P28">got small number error</text:p>
      <text:p text:style-name="P28">didnt get large number error</text:p>
      <text:p text:style-name="P28"/>
      <text:p text:style-name="P28">fix good-enough based on relative convergence rather than <text:span text:style-name="T29">absolute </text:span>tol<text:span text:style-name="T29">erance</text:span></text:p>
      <text:p text:style-name="P27"/>
      <text:p text:style-name="P26">Exercise 1.8</text:p>
      <text:p text:style-name="P28">Done cubed</text:p>
      <text:p text:style-name="P28"/>
      <text:p text:style-name="P35">Exercise 1.9 </text:p>
      <text:p text:style-name="P40"><text:span text:style-name="T1">(</text:span><text:span text:style-name="T15">define</text:span><text:span text:style-name="T9"> </text:span><text:span text:style-name="T1">(</text:span><text:span text:style-name="T7">+</text:span><text:span text:style-name="T9"> a b</text:span><text:span text:style-name="T1">)</text:span></text:p>
      <text:p text:style-name="P46"><text:span text:style-name="T9"><text:s text:c="2"/></text:span><text:span text:style-name="T2">(</text:span><text:span text:style-name="T16">if</text:span><text:span text:style-name="T10"> </text:span><text:span text:style-name="T2">(</text:span><text:span text:style-name="T8">=</text:span><text:span text:style-name="T10"> a </text:span><text:span text:style-name="T13">0</text:span><text:span text:style-name="T2">)</text:span><text:span text:style-name="T10"> </text:span></text:p>
      <text:p text:style-name="P48"><text:s text:c="6"/><text:span text:style-name="T18">b </text:span></text:p>
      <text:p text:style-name="P45"><text:span text:style-name="T24"><text:s text:c="6"/></text:span><text:span text:style-name="T26">(</text:span><text:span text:style-name="T25">inc </text:span><text:span text:style-name="T26">(</text:span><text:span text:style-name="T27">+</text:span><text:span text:style-name="T25"> </text:span><text:span text:style-name="T26">(</text:span><text:span text:style-name="T25">dec a</text:span><text:span text:style-name="T26">)</text:span><text:span text:style-name="T25"> b</text:span><text:span text:style-name="T26">))))</text:span></text:p>
      <text:p text:style-name="P29">(+ 4 5)</text:p>
      <text:p text:style-name="P29">(inc (+ 3 5)) </text:p>
      <text:p text:style-name="P29">(inc (inc (+ 2 5)) and so on .. this is recursive</text:p>
      <text:p text:style-name="P29"/>
      <text:p text:style-name="P40"><text:span text:style-name="T1">(</text:span><text:span text:style-name="T15">define</text:span><text:span text:style-name="T9"> </text:span><text:span text:style-name="T1">(</text:span><text:span text:style-name="T7">+</text:span><text:span text:style-name="T9"> a b</text:span><text:span text:style-name="T1">)</text:span></text:p>
      <text:p text:style-name="P46"><text:span text:style-name="T9"><text:s text:c="2"/></text:span><text:span text:style-name="T2">(</text:span><text:span text:style-name="T16">if</text:span><text:span text:style-name="T10"> </text:span><text:span text:style-name="T2">(</text:span><text:span text:style-name="T8">=</text:span><text:span text:style-name="T10"> a </text:span><text:span text:style-name="T13">0</text:span><text:span text:style-name="T2">)</text:span><text:span text:style-name="T10"> </text:span></text:p>
      <text:p text:style-name="P48"><text:s text:c="6"/><text:span text:style-name="T18">b </text:span></text:p>
      <text:p text:style-name="P42"><text:span text:style-name="T9"><text:s text:c="6"/></text:span><text:span text:style-name="T2">(</text:span><text:span text:style-name="T8">+</text:span><text:span text:style-name="T10"> </text:span><text:span text:style-name="T2">(</text:span><text:span text:style-name="T10">dec a</text:span><text:span text:style-name="T2">)</text:span><text:span text:style-name="T10"> </text:span><text:span text:style-name="T2">(</text:span><text:span text:style-name="T10">inc b</text:span><text:span text:style-name="T2">))))</text:span></text:p>
      <text:p text:style-name="P29">(+ 4 5)</text:p>
      <text:p text:style-name="P29">(+ 3 6)</text:p>
      <text:p text:style-name="P29">(+ 2 7)</text:p>
      <text:p text:style-name="P29">(+ 1 8)</text:p>
      <text:p text:style-name="P29">(+ 0 9)</text:p>
      <text:p text:style-name="P29">9 … this is iterative </text:p>
      <text:p text:style-name="P29"/>
      <text:p text:style-name="P36">Exercise 1.10</text:p>
      <text:p text:style-name="P31"/>
      <text:p text:style-name="P31"/>
      <text:p text:style-name="P41"><text:span text:style-name="T1">(</text:span><text:span text:style-name="T9">A </text:span><text:span text:style-name="T12">1</text:span><text:span text:style-name="T9"> </text:span><text:span text:style-name="T12">10</text:span><text:span text:style-name="T1">) </text:span><text:span text:style-name="T3">1024</text:span></text:p>
      <text:p text:style-name="P47"><text:span text:style-name="T1">(</text:span><text:span text:style-name="T9">A </text:span><text:span text:style-name="T12">2</text:span><text:span text:style-name="T9"> </text:span><text:span text:style-name="T12">4</text:span><text:span text:style-name="T1">) <text:s/></text:span><text:span text:style-name="T3">65536</text:span></text:p>
      <text:p text:style-name="P44"><text:span text:style-name="T1">(</text:span><text:span text:style-name="T9">A </text:span><text:span text:style-name="T12">3</text:span><text:span text:style-name="T9"> </text:span><text:span text:style-name="T12">3</text:span><text:span text:style-name="T1">) </text:span><text:span text:style-name="T3">65536</text:span></text:p>
      <text:p text:style-name="P30"><text:soft-page-break/>(<text:span text:style-name="T30">A</text:span> <text:span text:style-name="T30">1</text:span> <text:span text:style-name="T30">10</text:span>)</text:p>
      <text:p text:style-name="P32">(A (0) (A 1 9))</text:p>
      <text:p text:style-name="P32">( 2* (A 1 9) )</text:p>
      <text:p text:style-name="P32">( 2* (A (0 (A 1 8)))</text:p>
      <text:p text:style-name="P32">( 2* (2 * (A 1 8)) </text:p>
      <text:p text:style-name="P32"/>
      <text:p text:style-name="P32">(A 2 4)</text:p>
      <text:p text:style-name="P32">(A 1 (A 2 3))</text:p>
      <text:p text:style-name="P32">(A 0 (A 1 [- (A 2 3) 1])))</text:p>
      <text:p text:style-name="P32"/>
      <text:p text:style-name="P34"/>
      <text:p text:style-name="P33"/>
      <text:p text:style-name="P30">(+ 3 6)</text:p>
      <text:p text:style-name="P49"/>
      <text:p text:style-name="P44"><text:span text:style-name="T3">(</text:span><text:span text:style-name="T17">define</text:span><text:span text:style-name="T11"> </text:span><text:span text:style-name="T3">(</text:span><text:span text:style-name="T11">f n</text:span><text:span text:style-name="T3">)</text:span><text:span text:style-name="T11"> </text:span><text:span text:style-name="T3">(</text:span><text:span text:style-name="T11">A </text:span><text:span text:style-name="T14">0</text:span><text:span text:style-name="T11"> n</text:span><text:span text:style-name="T3">)) </text:span><text:span text:style-name="T4">2 * n </text:span></text:p>
      <text:p text:style-name="P47"><text:span text:style-name="T1">(</text:span><text:span text:style-name="T15">define</text:span><text:span text:style-name="T9"> </text:span><text:span text:style-name="T1">(</text:span><text:span text:style-name="T9">g n</text:span><text:span text:style-name="T1">)</text:span><text:span text:style-name="T9"> </text:span><text:span text:style-name="T1">(</text:span><text:span text:style-name="T9">A </text:span><text:span text:style-name="T12">1</text:span><text:span text:style-name="T9"> n</text:span><text:span text:style-name="T1">)) </text:span><text:span text:style-name="T4">2^n</text:span></text:p>
      <text:p text:style-name="P47"><text:span text:style-name="T1">(</text:span><text:span text:style-name="T15">define</text:span><text:span text:style-name="T9"> </text:span><text:span text:style-name="T1">(</text:span><text:span text:style-name="T9">h n</text:span><text:span text:style-name="T1">)</text:span><text:span text:style-name="T9"> </text:span><text:span text:style-name="T1">(</text:span><text:span text:style-name="T9">A </text:span><text:span text:style-name="T12">2</text:span><text:span text:style-name="T9"> n</text:span><text:span text:style-name="T1">)) <text:s/></text:span><text:span text:style-name="T6">can’t solve yet</text:span></text:p>
      <text:p text:style-name="P44"><text:span text:style-name="T1">(</text:span><text:span text:style-name="T15">define</text:span><text:span text:style-name="T9"> </text:span><text:span text:style-name="T1">(</text:span><text:span text:style-name="T9">k n</text:span><text:span text:style-name="T1">)</text:span><text:span text:style-name="T9"> </text:span><text:span text:style-name="T1">(</text:span><text:span text:style-name="T7">*</text:span><text:span text:style-name="T9"> </text:span><text:span text:style-name="T12">5</text:span><text:span text:style-name="T9"> n n</text:span><text:span text:style-name="T1">)) </text:span><text:span text:style-name="T5">5n^2</text:span></text:p>
      <text:p text:style-name="P50"/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 LGC" svg:font-family="'Inconsolata LGC', 'DejaVu Sans Mono', monospace"/>
    <style:font-face style:name="Inconsolata" svg:font-family="Inconsolata, 'Lucida Console', Monaco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14:28:27.050185707</meta:creation-date>
    <dc:date>2019-01-17T10:51:38.818920555</dc:date>
    <meta:editing-duration>PT2H16S</meta:editing-duration>
    <meta:editing-cycles>32</meta:editing-cycles>
    <meta:generator>LibreOffice/5.2.7.2$Linux_X86_64 LibreOffice_project/20m0$Build-2</meta:generator>
    <meta:document-statistic meta:table-count="0" meta:image-count="0" meta:object-count="0" meta:page-count="4" meta:paragraph-count="109" meta:word-count="468" meta:character-count="1868" meta:non-whitespace-character-count="1363"/>
  </office:meta>
</office:document-meta>
</file>